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style-name="ce0" office:value-type="string">
            <text:p>Then 684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n the demon world, at a time when Red
Carat's group had yet to begin their invasion
of the human world...</text:p>
          </table:table-cell>
          <table:table-cell table:number-columns-repeated="1020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地震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分厚い頑丈な氷の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わあぁ～！　きた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やっちゃった～～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4T15:15:50+02:00</meta:creation-date>
    <dc:date>2020-06-14T15:15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